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ff00" draw:textarea-vertical-align="middle"/>
    </style:style>
    <style:style style:name="gr2" style:family="graphic" style:parent-style-name="standard">
      <style:graphic-properties draw:fill-color="#ffff99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dddddd" draw:textarea-vertical-align="middle"/>
    </style:style>
    <style:style style:name="gr5" style:family="graphic" style:parent-style-name="standard">
      <style:graphic-properties draw:fill-color="#ffff99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cm"/>
    </style:style>
    <style:style style:name="gr8" style:family="graphic" style:parent-style-name="standard">
      <style:graphic-properties draw:fill-color="#ff9999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vertical-align="top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3.599cm" style:use-optimal-column-width="false"/>
    </style:style>
    <style:style style:name="ro1" style:family="table-row">
      <style:table-row-properties style:row-height="1.407cm"/>
    </style:style>
    <style:style style:name="ro2" style:family="table-row">
      <style:table-row-properties style:row-height="1.40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0.8cm" svg:height="17cm" svg:x="1.8cm" svg:y="2cm">
          <text:p/>
        </draw:rect>
        <draw:rect draw:style-name="gr2" draw:text-style-name="P1" draw:layer="layout" svg:width="9cm" svg:height="1.884cm" svg:x="2.6cm" svg:y="16.158cm">
          <text:p text:style-name="P1">設定</text:p>
        </draw:rect>
        <draw:rect draw:style-name="gr3" draw:text-style-name="P1" draw:layer="layout" svg:width="9cm" svg:height="11.2cm" svg:x="2.6cm" svg:y="4.6cm">
          <text:p/>
        </draw:rect>
        <draw:rect draw:style-name="gr4" draw:text-style-name="P1" draw:layer="layout" svg:width="10.8cm" svg:height="1.884cm" svg:x="1.8cm" svg:y="2cm">
          <text:p text:style-name="P1">パーティーアプリ</text:p>
        </draw:rect>
        <draw:rect draw:style-name="gr5" draw:text-style-name="P1" draw:layer="layout" svg:width="8.2cm" svg:height="4.2cm" svg:x="3cm" svg:y="5.2cm">
          <text:p/>
        </draw:rect>
        <draw:custom-shape draw:style-name="gr6" draw:text-style-name="P1" draw:layer="layout" svg:width="8.2cm" svg:height="1.6cm" svg:x="14cm" svg:y="1.2cm">
          <text:p text:style-name="P1">画面</text:p>
          <draw:enhanced-geometry svg:viewBox="0 0 21600 21600" draw:text-areas="800 800 20800 20800" draw:type="round-rectangular-callout" draw:modifiers="-3476.64918912328 50984.6346033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2cm" svg:height="1.6cm" svg:x="14.141cm" svg:y="9.09cm">
          <text:p text:style-name="P1">スクロールする</text:p>
          <draw:enhanced-geometry svg:viewBox="0 0 21600 21600" draw:text-areas="800 800 20800 20800" draw:type="round-rectangular-callout" draw:modifiers="-6423.89952444824 55167.020612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2cm" svg:height="1.6cm" svg:x="14.122cm" svg:y="12.935cm">
          <text:p text:style-name="P1">設定用ボタン</text:p>
          <draw:enhanced-geometry svg:viewBox="0 0 21600 21600" draw:text-areas="800 800 20800 20800" draw:type="round-rectangular-callout" draw:modifiers="-6423.89952444824 55167.020612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8.2cm" svg:height="1.6cm" svg:x="13.6cm" svg:y="4.4cm">
          <text:p text:style-name="P1">アプリ説明</text:p>
          <draw:enhanced-geometry svg:viewBox="0 0 21600 21600" draw:text-areas="800 800 20800 20800" draw:type="round-rectangular-callout" draw:modifiers="-6423.89952444824 55167.02061211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" draw:text-style-name="P1" draw:layer="layout" svg:width="8.2cm" svg:height="4.2cm" svg:x="3cm" svg:y="10cm">
          <text:p/>
        </draw:rect>
        <draw:frame draw:style-name="gr7" draw:layer="layout" svg:width="1.137cm" svg:height="1.086cm" svg:x="6.463cm" svg:y="14.4cm">
          <draw:text-box>
            <text:p>…</text:p>
          </draw:text-box>
        </draw:frame>
        <draw:rect draw:style-name="gr8" draw:text-style-name="P1" draw:layer="layout" svg:width="6cm" svg:height="1cm" svg:x="4cm" svg:y="5.6cm">
          <text:p text:style-name="P1">数当てゲーム！</text:p>
        </draw:rect>
        <draw:rect draw:style-name="gr8" draw:text-style-name="P1" draw:layer="layout" svg:width="6cm" svg:height="1cm" svg:x="4cm" svg:y="10.3cm">
          <text:p text:style-name="P1">嘘つきは誰だ！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rect draw:style-name="gr1" draw:text-style-name="P1" draw:layer="layout" svg:width="10.8cm" svg:height="17cm" svg:x="1.8cm" svg:y="2cm">
          <text:p/>
        </draw:rect>
        <draw:rect draw:style-name="gr4" draw:text-style-name="P1" draw:layer="layout" svg:width="10.8cm" svg:height="1.884cm" svg:x="1.8cm" svg:y="2cm">
          <text:p text:style-name="P1">数当てゲーム</text:p>
        </draw:rect>
        <draw:frame draw:style-name="standard" draw:layer="layout" svg:width="10.798cm" svg:height="5.629cm" svg:x="1.801cm" svg:y="13.4cm">
          <table:table table:template-name="turquis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2" table:default-cell-style-name="ce1">
              <table:table-cell>
                <text:p>Dell</text:p>
              </table:table-cell>
              <table:table-cell/>
              <table:table-cell>
                <text:p>Enter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0" draw:text-style-name="P1" draw:layer="layout" svg:width="5.4cm" svg:height="6.8cm" svg:x="1.8cm" svg:y="6.6cm">
          <text:p text:style-name="P2"/>
          <text:p text:style-name="P2">自分の履歴：</text:p>
        </draw:rect>
        <draw:rect draw:style-name="gr11" draw:text-style-name="P1" draw:layer="layout" svg:width="10.8cm" svg:height="1.716cm" svg:x="1.8cm" svg:y="3.884cm">
          <text:p text:style-name="P1">[ <text:s text:c="4"/>3桁の数字を入力してね <text:s text:c="5"/>]</text:p>
          <text:p text:style-name="P1">相手の入力待ち...</text:p>
        </draw:rect>
        <draw:rect draw:style-name="gr10" draw:text-style-name="P1" draw:layer="layout" svg:width="5.4cm" svg:height="6.8cm" svg:x="7.2cm" svg:y="6.6cm">
          <text:p text:style-name="P2"/>
          <text:p text:style-name="P2">相手の履歴：</text:p>
        </draw:rect>
        <draw:frame draw:style-name="gr12" draw:layer="layout" svg:width="10.007cm" svg:height="0.962cm" svg:x="1.8cm" svg:y="5.7cm">
          <draw:text-box>
            <text:p>自分：　　　　　 予想(ボタン)：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ext:style-name="turquise3"/>
      <table:last-row text:style-name="turquise3"/>
      <table:first-column text:style-name="turquise3"/>
      <table:last-column text:style-name="turquise3"/>
      <table:odd-rows text:style-name="turquise2"/>
      <table:odd-columns text:style-name="turquise2"/>
      <table:body text:style-name="turquis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木田 裕也</meta:initial-creator>
    <meta:creation-date>2014-10-10T23:32:42</meta:creation-date>
    <meta:editing-duration>P3DT1H21M56S</meta:editing-duration>
    <meta:editing-cycles>7</meta:editing-cycles>
    <dc:date>2014-10-14T00:58:12</dc:date>
    <dc:creator>木田 裕也</dc:creator>
    <meta:generator>OpenOffice/4.0.1$Unix OpenOffice.org_project/401m5$Build-9714</meta:generator>
    <meta:document-statistic meta:object-count="45"/>
  </office:meta>
</office:document-meta>
</file>